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rget.getDerivedTarget( String originalLink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Target.setExtraExtension( String exten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rget.getParen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setOriginalURI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confirmExten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followLin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getTranslatedURI( String pat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arget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rget.get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getAuthlessDes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setFollowLinks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setMimeType( String mim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rget.getDeparameterizedSour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Target( String type , String sourceURI , String dest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setConfirmExtension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getPageURI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arget.getOriginalSour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getSour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setDefaultFilename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arget.getDestinationURI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9">
            <text:p text:style-name="Table_20_Contents">19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Target.equals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ge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setParentURI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Target( String type , String root , String sourceURI , String dest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arget.Target( String sourceURI , String dest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mangle(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arget.setLogger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